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consolas" svg:font-family="consolas, 'lucida console', 'courier new', monospace"/>
    <style:font-face style:name="proxima-nova" svg:font-family="proxima-nova, 'Helvetica Neue', Helvetica, 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0afde1"/>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style:font-size-asian="12pt" style:font-size-complex="12pt"/>
    </style:style>
    <style:style style:name="P3"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officeooo:rsid="000afde1" officeooo:paragraph-rsid="000afde1"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officeooo:rsid="000c25a1" officeooo:paragraph-rsid="000c25a1"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officeooo:rsid="000f11db" officeooo:paragraph-rsid="000f11db"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fo:font-weight="bold" officeooo:rsid="000afde1" officeooo:paragraph-rsid="000afde1" style:font-size-asian="12pt" style:font-weight-asian="bold" style:font-size-complex="12pt"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fo:font-weight="bold" officeooo:rsid="000c25a1" officeooo:paragraph-rsid="000c25a1" style:font-size-asian="12pt" style:font-weight-asian="bold" style:font-size-complex="12pt"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fo:font-weight="normal" officeooo:rsid="000c25a1" officeooo:paragraph-rsid="000c25a1"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fo:font-weight="normal" officeooo:rsid="000f11db" officeooo:paragraph-rsid="0010a4ba" style:font-size-asian="12pt" style:font-weight-asian="normal" style:font-size-complex="12pt"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fo:color="#000000" style:font-name="Arial" fo:font-size="12pt" fo:font-weight="normal" officeooo:rsid="0012424b" officeooo:paragraph-rsid="0012424b" style:font-size-asian="12pt" style:font-weight-asian="normal" style:font-size-complex="12pt" style:font-weight-complex="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color="#000000" style:font-name="Arial" fo:font-size="12pt" officeooo:rsid="000afde1" officeooo:paragraph-rsid="000afde1" style:font-size-asian="12pt" style:font-size-complex="12pt"/>
    </style:style>
    <style:style style:name="P12" style:family="paragraph" style:parent-style-name="Text_20_body">
      <style:paragraph-properties fo:margin-left="0cm" fo:margin-right="0cm" fo:margin-top="0cm" fo:margin-bottom="0.423cm" loext:contextual-spacing="false" fo:orphans="2" fo:widows="2" fo:text-indent="0cm" style:auto-text-indent="false"/>
    </style:style>
    <style:style style:name="P13"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c25a1"/>
    </style:style>
    <style:style style:name="P14"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de0d5"/>
    </style:style>
    <style:style style:name="P15"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0e6ae3"/>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officeooo:rsid="000c25a1" officeooo:paragraph-rsid="000c25a1"/>
    </style:style>
    <style:style style:name="P17" style:family="paragraph" style:parent-style-name="Text_20_body">
      <style:paragraph-properties fo:margin-left="0cm" fo:margin-right="0cm" fo:margin-top="0cm" fo:margin-bottom="0.423cm" loext:contextual-spacing="false" fo:orphans="2" fo:widows="2" fo:text-indent="0cm" style:auto-text-indent="false" fo:break-before="page"/>
      <style:text-properties officeooo:paragraph-rsid="000de0d5"/>
    </style:style>
    <style:style style:name="T1" style:family="text">
      <style:text-properties fo:font-variant="normal" fo:text-transform="none" style:font-name="consolas" fo:font-size="9pt" fo:letter-spacing="normal"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color="#565867" style:font-name="proxima-nova" fo:font-size="12.75pt" fo:letter-spacing="normal" fo:font-style="normal" fo:font-weight="normal"/>
    </style:style>
    <style:style style:name="T5" style:family="text">
      <style:text-properties fo:font-variant="normal" fo:text-transform="none" fo:color="#565867" fo:letter-spacing="normal"/>
    </style:style>
    <style:style style:name="T6" style:family="text">
      <style:text-properties fo:font-variant="normal" fo:text-transform="none" fo:color="#268b75" style:font-name="proxima-nova" fo:font-size="12.75pt" fo:letter-spacing="normal" fo:font-style="normal" style:text-underline-style="solid" style:text-underline-width="auto" style:text-underline-color="font-color" fo:font-weight="normal"/>
    </style:style>
    <style:style style:name="T7" style:family="text">
      <style:text-properties fo:font-variant="normal" fo:text-transform="none" fo:color="#24292e" style:font-name="apple-system" fo:font-size="12pt" fo:letter-spacing="normal" fo:font-style="normal" fo:font-weight="bold"/>
    </style:style>
    <style:style style:name="T8" style:family="text">
      <style:text-properties fo:font-variant="normal" fo:text-transform="none" fo:color="#24292e" style:font-name="apple-system" fo:font-size="12pt" fo:letter-spacing="normal" fo:font-style="normal" fo:font-weight="bold" officeooo:rsid="000c25a1"/>
    </style:style>
    <style:style style:name="T9" style:family="text">
      <style:text-properties fo:font-variant="normal" fo:text-transform="none" fo:color="#24292e" style:font-name="apple-system" fo:font-size="12pt" fo:letter-spacing="normal" fo:font-style="normal" fo:font-weight="normal"/>
    </style:style>
    <style:style style:name="T10" style:family="text">
      <style:text-properties fo:font-variant="normal" fo:text-transform="none" fo:color="#24292e" style:font-name="apple-system" fo:letter-spacing="normal" fo:font-style="normal" fo:font-weight="bold"/>
    </style:style>
    <style:style style:name="T11" style:family="text">
      <style:text-properties fo:font-variant="normal" fo:text-transform="none" fo:color="#24292e" style:font-name="apple-system" fo:letter-spacing="normal" fo:font-style="normal" fo:font-weight="bold" officeooo:rsid="000c25a1"/>
    </style:style>
    <style:style style:name="T12" style:family="text">
      <style:text-properties fo:font-variant="normal" fo:text-transform="none" fo:color="#24292e" style:font-name="apple-system" fo:letter-spacing="normal" fo:font-style="normal" fo:font-weight="normal"/>
    </style:style>
    <style:style style:name="T13" style:family="text">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24292e" style:text-position="0% 100%" style:font-name="apple-system" fo:font-size="12pt" fo:letter-spacing="normal" fo:font-style="normal" fo:font-weight="normal" officeooo:rsid="000c25a1" style:font-weight-asian="normal" style:font-weight-complex="normal"/>
    </style:style>
    <style:style style:name="T15" style:family="text">
      <style:text-properties fo:color="#000000" style:font-name="Arial" fo:font-size="12pt" officeooo:rsid="000afde1" style:font-size-asian="12pt" style:font-size-complex="12pt"/>
    </style:style>
    <style:style style:name="T16" style:family="text">
      <style:text-properties fo:font-weight="bold" style:font-weight-asian="bold" style:font-weight-complex="bold"/>
    </style:style>
    <style:style style:name="T17" style:family="text">
      <style:text-properties fo:font-weight="bold" officeooo:rsid="0010a4ba" style:font-weight-asian="bold" style:font-weight-complex="bold"/>
    </style:style>
    <style:style style:name="T18" style:family="text">
      <style:text-properties fo:color="#565867" style:font-name="proxima-nova" fo:font-size="12.75pt" fo:letter-spacing="normal" fo:font-style="italic" fo:font-weight="normal"/>
    </style:style>
    <style:style style:name="T19" style:family="text">
      <style:text-properties officeooo:rsid="00110f4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In AWS Route 53, which of the following are true?</text:span> </text:p>
      <text:p text:style-name="P2"/>
      <text:p text:style-name="P2">- <text:span text:style-name="T2">Alias Records can point at any resources in AWS, but only within the same account</text:span></text:p>
      <text:p text:style-name="P2"><text:span text:style-name="T2"/></text:p>
      <text:p text:style-name="P2">- <text:span text:style-name="T2">Route 53 allows you to create a CNAME record at the top node of a DNS namespace (zone apex)</text:span></text:p>
      <text:p text:style-name="P2"><text:span text:style-name="T2"/></text:p>
      <text:p text:style-name="P2">- <text:span text:style-name="T2">A CNAME record assigns an Alias name to an IP address.</text:span></text:p>
      <text:p text:style-name="P2"><text:span text:style-name="T2"/></text:p>
      <text:p text:style-name="P2"><text:span text:style-name="T2">- Alias Records can point at any resource with a Canonical Name.</text:span></text:p>
      <text:p text:style-name="P2"><text:span text:style-name="T2"/></text:p>
      <text:p text:style-name="P2">- <text:span text:style-name="T2">Alias Records provide a Route 53–specific extension to DNS functionality</text:span></text:p>
      <text:p text:style-name="P2"/>
      <text:p text:style-name="P2">- <text:span text:style-name="T2">Route 53 allows you to create an Alias record at the top node of a DNS namespace (zone apex)</text:span></text:p>
      <text:p text:style-name="P2"/>
      <text:p text:style-name="P2"/>
      <text:p text:style-name="P2"/>
      <text:p text:style-name="P2">-------------------</text:p>
      <text:p text:style-name="P2"/>
      <text:p text:style-name="P2"/>
      <text:p text:style-name="P6">Correct Answer:</text:p>
      <text:p text:style-name="P1"><text:span text:style-name="T15">(zwei letzte)</text:span></text:p>
      <text:p text:style-name="P2"><text:span text:style-name="T1">Alias Records have special functions that are not present in other DNS servers. Their main function is to provide special functionality and integration into AWS services. Unlike CNAME records, they can also be used at the Zone Apex, where CNAME records cannot. Alias Records can also point to AWS Resources that are hosted in other accounts by manually entering the ARN</text:span> </text:p>
      <text:p text:style-name="P2"/>
      <text:p text:style-name="P6">Incorrect:</text:p>
      <text:p text:style-name="P3"><text:span text:style-name="T1">You can't create a CNAME record that has the same name as the hosted zone (the zone apex). This is true both for hosted zones for domain names (example.com) and for hosted zones for subdomains (zenith.example.com).</text:span> </text:p>
      <text:p text:style-name="P3"/>
      <text:p text:style-name="P3"/>
      <text:p text:style-name="P7">Domain Apex</text:p>
      <text:p text:style-name="P7"/>
      <text:p text:style-name="P8">apex = der Gipfel / math. Der Scheitel</text:p>
      <text:p text:style-name="P3"/>
      <text:p text:style-name="P3"><text:span text:style-name="T4">A domain apex is the "root" level of your domain. For example, let's say you just purchased mygreatbrand.com. We'd call that the "domain apex", meaning that mygreatbrand.com is the "root" of the hierarchy of domain names. Any subdomain of that (e.g. </text:span><text:a xlink:type="simple" xlink:href="http://www.mygreatbrand.com/" office:target-frame-name="_blank" xlink:show="new" text:style-name="Internet_20_link" text:visited-style-name="Visited_20_Internet_20_Link"><text:span text:style-name="T6">www.mygreatbrand.com</text:span></text:a><text:span text:style-name="T4">, mail.mygreatbrand.com, etc.) are </text:span><text:span text:style-name="T18">not</text:span><text:span text:style-name="T5"> </text:span><text:span text:style-name="T4">considered domain apexes, but are considered subdomains of mygreatbrand.com.</text:span> </text:p>
      <text:p text:style-name="P3"/>
      <text:p text:style-name="P3"/>
      <text:p text:style-name="P3"/>
      <text:p text:style-name="P11"><text:span text:style-name="Strong_20_Emphasis"><text:span text:style-name="T10">A </text:span></text:span><text:span text:style-name="Strong_20_Emphasis"><text:span text:style-name="T11">(Address) </text:span></text:span><text:span text:style-name="Strong_20_Emphasis"><text:span text:style-name="T10">Record - </text:span></text:span><text:span text:style-name="T12">verweisen auf eine IP adresse.</text:span></text:p>
      <text:p text:style-name="P12"><text:span text:style-name="Strong_20_Emphasis"><text:span text:style-name="T7">CNAME </text:span></text:span><text:span text:style-name="Strong_20_Emphasis"><text:span text:style-name="T8">(Canocical Name)</text:span></text:span><text:span text:style-name="Strong_20_Emphasis"><text:span text:style-name="T7">- </text:span></text:span><text:span text:style-name="Strong_20_Emphasis"><text:span text:style-name="T14">v</text:span></text:span><text:span text:style-name="T9">erbindet eine Domain mit einer anderen Domain.</text:span></text:p>
      <text:p text:style-name="P16"><text:span text:style-name="T9">Bsp: </text:span><text:a xlink:type="simple" xlink:href="http://m.acloud.guru/" text:style-name="Internet_20_link" text:visited-style-name="Visited_20_Internet_20_Link">http://m.acloud.guru</text:a><text:span text:style-name="T9"> → </text:span><text:a xlink:type="simple" xlink:href="http://mobile.acloud.guru/" text:style-name="Internet_20_link" text:visited-style-name="Visited_20_Internet_20_Link">http://mobile.acloud.guru</text:a></text:p>
      <text:p text:style-name="P13"><text:span text:style-name="Strong_20_Emphasis"><text:span text:style-name="T7"/></text:span></text:p>
      <text:p text:style-name="P17"><text:span text:style-name="Strong_20_Emphasis"><text:span text:style-name="T7">ALIAS RECORD</text:span></text:span><text:span text:style-name="T9"><text:line-break/>Alias records are used to map resource record sets in your hosted zone to Elastic Load Balancers, CloudFront distributions, or S3 buckets that are configured as websites.<text:line-break/></text:span></text:p>
      <text:p text:style-name="P14"><text:span text:style-name="T9">Alias records work like a CNAME record in that you can map one DNS name (</text:span><text:a xlink:type="simple" xlink:href="http://www.example.com/" text:style-name="Internet_20_link" text:visited-style-name="Visited_20_Internet_20_Link"><text:span text:style-name="T13">www.example.com</text:span></text:a><text:span text:style-name="T9">) to antoher 'target' DNS name (elb1234.elb.amazonaws.com)</text:span></text:p>
      <text:p text:style-name="P15"><text:span text:style-name="T9">⚠️there is a crucial difference however⚠️<text:line-break/>Key difference - a CNAME cant be used for naked domain names (zone apex record).</text:span></text:p>
      <text:p text:style-name="P14"><text:span text:style-name="T9">You cant have a CNAME for </text:span><text:a xlink:type="simple" xlink:href="http://acloud.guru/" text:style-name="Internet_20_link" text:visited-style-name="Visited_20_Internet_20_Link"><text:span text:style-name="T13">http://acloud.guru</text:span></text:a><text:span text:style-name="T9">, it must be either an </text:span><text:span text:style-name="Strong_20_Emphasis"><text:span text:style-name="T7">A record </text:span></text:span><text:span text:style-name="T9">or an </text:span><text:span text:style-name="Strong_20_Emphasis"><text:span text:style-name="T7">Alias</text:span></text:span><text:span text:style-name="T9">.</text:span></text:p>
      <text:p text:style-name="P3"/>
      <text:p text:style-name="P4">CNAME → A Record (IP)</text:p>
      <text:p text:style-name="P4"/>
      <text:p text:style-name="P4">or</text:p>
      <text:p text:style-name="P4"/>
      <text:p text:style-name="P4">CNAME → Alias </text:p>
      <text:p text:style-name="P4"/>
      <text:p text:style-name="P4"/>
      <text:p text:style-name="P4"/>
      <text:p text:style-name="P5">Bsp:</text:p>
      <text:p text:style-name="P5"/>
      <text:p text:style-name="P5"><text:span text:style-name="T19">1) </text:span>A-Record <text:span text:style-name="T16">mobile.acloud.guru 123.145.1.133 </text:span></text:p>
      <text:p text:style-name="P5"><text:span text:style-name="T16"/></text:p>
      <text:p text:style-name="P9"><text:span text:style-name="T19">2) </text:span>CNAME <text:span text:style-name="T16">m.acloud.guru → A Record </text:span><text:span text:style-name="T17">(</text:span><text:span text:style-name="T16">mobile.acloud.guru</text:span><text:span text:style-name="T17">)</text:span></text:p>
      <text:p text:style-name="P9"><text:span text:style-name="T17"/></text:p>
      <text:p text:style-name="P9"><text:span text:style-name="T17"/></text:p>
      <text:p text:style-name="P9"><text:span text:style-name="T17"/></text:p>
      <text:p text:style-name="P9"><text:span text:style-name="T17"/></text:p>
      <text:p text:style-name="P10"><text:span text:style-name="T17">E</text:span><text:span text:style-name="T16">XAM TIP</text:span></text:p>
      <text:p text:style-name="P10"><text:span text:style-name="T16"/></text:p>
      <text:p text:style-name="P10">- ELBs do not have pre-defined IPv4 addresses; you resolve to them using a DNS name.</text:p>
      <text:p text:style-name="P10"/>
      <text:p text:style-name="P10">- Understand the difference between an Alias Record and a CNAME</text:p>
      <text:p text:style-name="P10"/>
      <text:p text:style-name="P10">when we doing our zone apex record or naked domain and trying to point that towards an ec2 instance for example we are going to be using a alias-record we are not going to be using a c name</text:p>
      <text:p text:style-name="P10"/>
      <text:p text:style-name="P10">- Given the choice, always choose an Alias Record over a CNAM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consolas" svg:font-family="consolas, 'lucida console', 'courier new', monospace"/>
    <style:font-face style:name="proxima-nova" svg:font-family="proxima-nova, 'Helvetica Neue', Helvetica, 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30T11:50:03.185000000</meta:creation-date>
    <dc:date>2021-06-30T12:21:41.377000000</dc:date>
    <meta:editing-duration>PT21M25S</meta:editing-duration>
    <meta:editing-cycles>7</meta:editing-cycles>
    <meta:generator>LibreOffice/6.3.6.2$Windows_X86_64 LibreOffice_project/2196df99b074d8a661f4036fca8fa0cbfa33a497</meta:generator>
    <meta:document-statistic meta:table-count="0" meta:image-count="0" meta:object-count="0" meta:page-count="2" meta:paragraph-count="34" meta:word-count="483" meta:character-count="2851" meta:non-whitespace-character-count="2395"/>
  </office:meta>
</office:document-meta>
</file>